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12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13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Minutes</text:p>
      <text:p text:style-name="P2"/>
      <text:p text:style-name="P2">Date: <text:span text:style-name="T1">10/22/13</text:span></text:p>
      <text:p text:style-name="P2">Time: <text:span text:style-name="T1">10:55 am – 11:00 am</text:span></text:p>
      <text:list xml:id="list20585406781" text:style-name="L1">
        <text:list-item>
          <text:p text:style-name="P6">Agreed on meeting later on this day's evening</text:p>
        </text:list-item>
        <text:list-item>
          <text:p text:style-name="P6">Would begin working on the physical mapping on the relational model</text:p>
        </text:list-item>
      </text:list>
      <text:p text:style-name="P3"/>
      <text:p text:style-name="P2">Date: <text:span text:style-name="T1">10/22/13</text:span></text:p>
      <text:p text:style-name="P3">Time: 10 pm – 11:00 pm</text:p>
      <text:list xml:id="list281454746" text:style-name="L2">
        <text:list-item>
          <text:p text:style-name="P7">Looked at the phase descriptions in detail</text:p>
        </text:list-item>
        <text:list-item>
          <text:p text:style-name="P7">Updated the ERD diagram and the relational map to reflect the feedback given from phase II</text:p>
        </text:list-item>
        <text:list-item>
          <text:p text:style-name="P7">Continued work on the previously made eSaintCreateScript.sql file</text:p>
        </text:list-item>
        <text:list-item>
          <text:p text:style-name="P7">Began to divvy up some work that everyone can do to insert data into the database</text:p>
        </text:list-item>
        <text:list-item>
          <text:p text:style-name="P7">Set calendar dates for next week's meeting</text:p>
          <text:list>
            <text:list-item>
              <text:p text:style-name="P7">10/29 – 9pm</text:p>
            </text:list-item>
          </text:list>
        </text:list-item>
        <text:list-item>
          <text:p text:style-name="P7">Discussed the homework needed for next time</text:p>
          <text:list>
            <text:list-item>
              <text:p text:style-name="P7">Everyone to look into how to make constraints and checks, and how to do cascades.</text:p>
              <text:list>
                <text:list-item>
                  <text:p text:style-name="P7">Look into what our script will look like with these implemented within them.</text:p>
                </text:list-item>
              </text:list>
            </text:list-item>
          </text:list>
        </text:list-item>
        <text:list-item>
          <text:p text:style-name="P7">Plan is to hash out what will needed to be done to complete the third item in the phase.</text:p>
        </text:list-item>
        <text:list-item>
          <text:p text:style-name="P7">First two items have been completed</text:p>
        </text:list-item>
        <text:list-item>
          <text:p text:style-name="P7">I wonder how life might be like if computers were invented 100 years before they were?</text:p>
          <text:list>
            <text:list-item>
              <text:p text:style-name="P7">It'd probably be pretty damn awesome.</text:p>
              <text:list>
                <text:list-item>
                  <text:p text:style-name="P7">Back on topic.</text:p>
                </text:list-item>
              </text:list>
            </text:list-item>
          </text:list>
        </text:list-item>
        <text:list-item>
          <text:p text:style-name="P7">Made a script to start inserting raw-mock data into the database.</text:p>
        </text:list-item>
      </text:list>
      <text:p text:style-name="P3"/>
      <text:p text:style-name="P2">Date: <text:span text:style-name="T1">10/29/13</text:span></text:p>
      <text:p text:style-name="P3">Time: 10 pm – 10:30 pm</text:p>
      <text:list xml:id="list1706142905" text:style-name="L3">
        <text:list-item>
          <text:p text:style-name="P8">Began discussing the cascades and updates on the tables and what not</text:p>
          <text:list>
            <text:list-item>
              <text:p text:style-name="P8">Need to ask Imad various questions.</text:p>
              <text:list>
                <text:list-item>
                  <text:p text:style-name="P8">Credit Card Number and checking it?</text:p>
                </text:list-item>
                <text:list-item>
                  <text:p text:style-name="P8">What about deleting information and updating?</text:p>
                </text:list-item>
                <text:list-item>
                  <text:p text:style-name="P8">Required information for a user?</text:p>
                </text:list-item>
              </text:list>
            </text:list-item>
          </text:list>
        </text:list-item>
        <text:list-item>
          <text:p text:style-name="P8">Need to look into triggers, assertions, and other constraints on the database.</text:p>
        </text:list-item>
        <text:list-item>
          <text:p text:style-name="P8">What a rather short meeting... oh well, until next time!</text:p>
        </text:list-item>
      </text:list>
      <text:p text:style-name="P3"/>
      <text:p text:style-name="P2">Date: <text:span text:style-name="T1">11/05/13</text:span></text:p>
      <text:p text:style-name="P3">Time: <text:s/>8 pm – 9:30 pm</text:p>
      <text:list xml:id="list367422773" text:style-name="L4">
        <text:list-item>
          <text:p text:style-name="P9">Small talk, how about that dropped database schema?</text:p>
          <text:list>
            <text:list-item>
              <text:p text:style-name="P9">And how many people were in class today when Call of Duty just came out last night?</text:p>
            </text:list-item>
          </text:list>
        </text:list-item>
        <text:list-item>
          <text:p text:style-name="P9">Went over the items Michael talked to Imad about.</text:p>
          <text:list>
            <text:list-item>
              <text:p text:style-name="P9">Make almost everything in a user required for inputting information.</text:p>
            </text:list-item>
            <text:list-item>
              <text:p text:style-name="P9">Card_Number would be best a CHAR(16), and check at the application level</text:p>
            </text:list-item>
            <text:list-item>
              <text:p text:style-name="P9">Don't worry about deletions.</text:p>
            </text:list-item>
          </text:list>
        </text:list-item>
        <text:list-item>
          <text:p text:style-name="P9">Game plan for this evening:</text:p>
          <text:list>
            <text:list-item>
              <text:p text:style-name="P9">Finish getting tables set up</text:p>
            </text:list-item>
            <text:list-item>
              <text:p text:style-name="P9">Divy up features for the SQL statements</text:p>
            </text:list-item>
            <text:list-item>
              <text:p text:style-name="P9"><text:soft-page-break/>Take out all the ON DELETES, keep ON UPDATE</text:p>
            </text:list-item>
          </text:list>
        </text:list-item>
        <text:list-item>
          <text:p text:style-name="P9">Look at all the web pages together and find all the needed SQL statements for each system function.</text:p>
        </text:list-item>
        <text:list-item>
          <text:p text:style-name="P9"><text:span text:style-name="T2">Question</text:span>: Does ITEM need a field STATUS, or will that be derived somewhere else?</text:p>
          <text:list>
            <text:list-item>
              <text:p text:style-name="P9">Does it belong in the ITEM, or will it be somewhere else?</text:p>
            </text:list-item>
            <text:list-item>
              <text:p text:style-name="P20">Question in General:<text:span text:style-name="T1"> How do we store these derived variables?</text:span></text:p>
              <text:list>
                <text:list-item>
                  <text:p text:style-name="P9">Stored procedure/fuction? Actual field?</text:p>
                </text:list-item>
              </text:list>
            </text:list-item>
          </text:list>
        </text:list-item>
        <text:list-item>
          <text:p text:style-name="P9">Tables are in! As David said, “That's exciting!”</text:p>
        </text:list-item>
      </text:list>
      <text:p text:style-name="P3"/>
      <text:p text:style-name="P3"/>
      <text:p text:style-name="P2">Date: <text:span text:style-name="T1">11/07/13</text:span></text:p>
      <text:p text:style-name="P3">Time: <text:s/>10:00pm – 11:30pm</text:p>
      <text:list xml:id="list408728619" text:style-name="L5">
        <text:list-item>
          <text:p text:style-name="P10">Keep working on the functionalities.</text:p>
        </text:list-item>
        <text:list-item>
          <text:p text:style-name="P10">Figure out what to display on the Bidder list, whether or not it is the current bid or the maximum bid for each user.</text:p>
        </text:list-item>
        <text:list-item>
          <text:p text:style-name="P10">How do we want to insert new bids into the database?</text:p>
          <text:list>
            <text:list-item>
              <text:p text:style-name="P10">Just check at the application level if the bid is greater than the current bid</text:p>
            </text:list-item>
          </text:list>
        </text:list-item>
        <text:list-item>
          <text:p text:style-name="P10">Finish functionalities tonight, meet again tomorrow at 2 pm, ask our questions, and compile our functionalities doc</text:p>
          <text:list>
            <text:list-item>
              <text:p text:style-name="P10">Figure out what is the next step in the game plan.</text:p>
            </text:list-item>
          </text:list>
        </text:list-item>
        <text:list-item>
          <text:p text:style-name="P10">Holy cow my eyes hurt and it's getting late, and I've got a headache! Thanks Imad!</text:p>
        </text:list-item>
      </text:list>
      <text:p text:style-name="P3"/>
      <text:p text:style-name="P2">Date: <text:span text:style-name="T1">11/08/13</text:span></text:p>
      <text:p text:style-name="P3">Time: <text:s/>2:00pm – 2:30pm</text:p>
      <text:list xml:id="list901249772" text:style-name="L6">
        <text:list-item>
          <text:p text:style-name="P11">Altered schema and loaded the newest version.</text:p>
        </text:list-item>
      </text:list>
      <text:list xml:id="list1276362216" text:style-name="L7">
        <text:list-item>
          <text:p text:style-name="P12">Discussed how bidding will work.</text:p>
          <text:list>
            <text:list-item>
              <text:p text:style-name="P12">Asked Imad question on whether or not to update or insert into AUCTIONS table.</text:p>
            </text:list-item>
          </text:list>
        </text:list-item>
        <text:list-item>
          <text:p text:style-name="P12">Ask about the bidder list and the information that is displayed there.</text:p>
        </text:list-item>
        <text:list-item>
          <text:p text:style-name="P12">Divided up tasks to complete for Sunday.</text:p>
          <text:list>
            <text:list-item>
              <text:p text:style-name="P12">Matthew will work on compiling the final draft for this phase.</text:p>
            </text:list-item>
            <text:list-item>
              <text:p text:style-name="P12">Michael, David and Andrew will work on the triggers for this phase.</text:p>
            </text:list-item>
          </text:list>
        </text:list-item>
        <text:list-item>
          <text:p text:style-name="P12">Will meet on Sunday at 8:30 in Pengl</text:p>
        </text:list-item>
        <text:list-item>
          <text:p text:style-name="P12">Thanks for the help Imad!</text:p>
        </text:list-item>
      </text:list>
      <text:p text:style-name="P3"/>
      <text:p text:style-name="P2">Date: <text:span text:style-name="T1">11/10/13</text:span></text:p>
      <text:p text:style-name="P3">Time: <text:s/>8:30 – 9:00</text:p>
      <text:list xml:id="list1714198495" text:style-name="L8">
        <text:list-item>
          <text:p text:style-name="P13">Linux is down... nx is down... email is down... well this is real cute</text:p>
        </text:list-item>
        <text:list-item>
          <text:p text:style-name="P13">Discussed how triggers can be used to enforce check constraints... not really sure how, will need to question about this.</text:p>
        </text:list-item>
        <text:list-item>
          <text:p text:style-name="P13">Agreed to meet again tomorrow at 2:00 to go over functionalities, and ask Imad some questions.</text:p>
        </text:list-item>
      </text:list>
      <text:p text:style-name="P3"/>
      <text:p text:style-name="P2">Date: <text:span text:style-name="T1">11/11/13</text:span></text:p>
      <text:p text:style-name="P3">Time: <text:s/>2:00-</text:p>
      <text:list xml:id="list53188377" text:style-name="L13">
        <text:list-item>
          <text:p text:style-name="P18">Went over everyone's functionalities/queries.</text:p>
        </text:list-item>
        <text:list-item>
          <text:p text:style-name="P18">Asked Imad questions on triggers<text:tab/></text:p>
          <text:list>
            <text:list-item>
              <text:p text:style-name="P18">Take it in the light sense, use them to just keep information up to date.</text:p>
            </text:list-item>
          </text:list>
        </text:list-item>
        <text:list-item>
          <text:p text:style-name="P18"><text:soft-page-break/>Can flip a stored procedue for a stored function, just need to have at least one of both</text:p>
        </text:list-item>
        <text:list-item>
          <text:p text:style-name="P18">Went through all the functionalities in the document. <text:s/>Should be good to go, just need to arrange them in the hierarchy presented.</text:p>
        </text:list-item>
        <text:list-item>
          <text:p text:style-name="P18">Do an event rather than a trigger to keep the status up to date.</text:p>
        </text:list-item>
      </text:list>
      <text:p text:style-name="P4">Task Decomposition</text:p>
      <text:p text:style-name="P1"/>
      <text:p text:style-name="P2">Andrew Zurn</text:p>
      <text:list xml:id="list665129992" text:style-name="L9">
        <text:list-item>
          <text:p text:style-name="P14">Began the meeting minutes, task decomposition</text:p>
        </text:list-item>
        <text:list-item>
          <text:p text:style-name="P14">Updated the relational map</text:p>
        </text:list-item>
        <text:list-item>
          <text:p text:style-name="P14">Did large amount of work on the initial create script to be used to set up the tables</text:p>
        </text:list-item>
        <text:list-item>
          <text:p text:style-name="P14">Created some triggers</text:p>
        </text:list-item>
      </text:list>
      <text:p text:style-name="P2">Matthew Scherber</text:p>
      <text:list xml:id="list225569113" text:style-name="L10">
        <text:list-item>
          <text:p text:style-name="P15">Updated the ERD</text:p>
        </text:list-item>
        <text:list-item>
          <text:p text:style-name="P15">Began writing the script to insert mock data</text:p>
        </text:list-item>
        <text:list-item>
          <text:p text:style-name="P15">Compiled all functionality documents</text:p>
        </text:list-item>
      </text:list>
      <text:p text:style-name="P2">Michael Schoenberg</text:p>
      <text:list xml:id="list389499879" text:style-name="L11">
        <text:list-item>
          <text:p text:style-name="P16">Asked Imad questions on 11/01</text:p>
        </text:list-item>
        <text:list-item>
          <text:p text:style-name="P16">Created some triggers</text:p>
        </text:list-item>
      </text:list>
      <text:p text:style-name="P2">David Wee</text:p>
      <text:list xml:id="list345010722" text:style-name="L12">
        <text:list-item>
          <text:p text:style-name="P17">Created some trigg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3-10-22T22:34:53</meta:creation-date>
    <dc:date>2013-11-11T15:09:17</dc:date>
    <dc:creator>Andrew Zurn</dc:creator>
    <meta:editing-duration>PT2H31M44S</meta:editing-duration>
    <meta:editing-cycles>24</meta:editing-cycles>
    <meta:generator>LibreOffice/3.4$Unix LibreOffice_project/340m1$Build-502</meta:generator>
    <meta:document-statistic meta:table-count="0" meta:image-count="0" meta:object-count="0" meta:page-count="4" meta:paragraph-count="97" meta:word-count="887" meta:character-count="4675" meta:non-whitespace-character-count="3953"/>
  </office:meta>
</office:document-meta>
</file>